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F7000002F42698AF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51cm" svg:stroke-color="#dc2300" draw:marker-start="" draw:marker-start-width="0.279cm" draw:marker-end="Rounded_20_short_20_Arrow" draw:marker-end-width="0.43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dc2300" draw:marker-start="" draw:marker-start-width="0.279cm" draw:marker-end="Rounded_20_short_20_Arrow" draw:marker-end-width="0.432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89cm" svg:height="11.651cm" svg:x="1.35cm" svg:y="7.764cm">
          <draw:image xlink:href="Pictures/10000201000004F7000002F42698AFC9.png" xlink:type="simple" xlink:show="embed" xlink:actuate="onLoad">
            <text:p/>
          </draw:image>
        </draw:frame>
        <draw:connector draw:style-name="gr2" draw:text-style-name="P1" draw:layer="layout" draw:type="curve" svg:x1="20.939cm" svg:y1="13.589cm" svg:x2="20.939cm" svg:y2="13.589cm" draw:start-shape="id1" draw:end-shape="id1" svg:d="m20939 13589">
          <text:p/>
        </draw:connector>
        <draw:line draw:style-name="gr2" draw:text-style-name="P1" draw:layer="layout" svg:x1="4.81cm" svg:y1="17.637cm" svg:x2="9.255cm" svg:y2="13.319cm">
          <text:p/>
        </draw:line>
        <draw:line draw:style-name="gr2" draw:text-style-name="P1" draw:layer="layout" svg:x1="9.382cm" svg:y1="13.319cm" svg:x2="13.573cm" svg:y2="13.319cm">
          <text:p/>
        </draw:line>
        <draw:line draw:style-name="gr2" draw:text-style-name="P1" draw:layer="layout" svg:x1="13.573cm" svg:y1="13.319cm" svg:x2="13.573cm" svg:y2="9.763cm">
          <text:p/>
        </draw:line>
        <draw:line draw:style-name="gr2" draw:text-style-name="P1" draw:layer="layout" svg:x1="13.446cm" svg:y1="9.763cm" svg:x2="12.938cm" svg:y2="12.811cm">
          <text:p/>
        </draw:line>
        <draw:line draw:style-name="gr2" draw:text-style-name="P1" draw:layer="layout" svg:x1="12.938cm" svg:y1="12.811cm" svg:x2="5.064cm" svg:y2="12.811cm">
          <text:p/>
        </draw:line>
        <draw:line draw:style-name="gr2" draw:text-style-name="P1" draw:layer="layout" svg:x1="5.064cm" svg:y1="12.811cm" svg:x2="4.429cm" svg:y2="10.144cm">
          <text:p/>
        </draw:line>
        <draw:line draw:style-name="gr2" draw:text-style-name="P1" draw:layer="layout" svg:x1="4.175cm" svg:y1="10.271cm" svg:x2="2.143cm" svg:y2="15.859cm">
          <text:p/>
        </draw:line>
        <draw:line draw:style-name="gr2" draw:text-style-name="P1" draw:layer="layout" svg:x1="2.27cm" svg:y1="15.859cm" svg:x2="4.175cm" svg:y2="10.779cm">
          <text:p/>
        </draw:line>
        <draw:line draw:style-name="gr2" draw:text-style-name="P1" draw:layer="layout" svg:x1="4.429cm" svg:y1="10.906cm" svg:x2="4.429cm" svg:y2="13.7cm">
          <text:p/>
        </draw:line>
        <draw:line draw:style-name="gr2" draw:text-style-name="P1" draw:layer="layout" svg:x1="4.683cm" svg:y1="13.573cm" svg:x2="19.161cm" svg:y2="13.573cm">
          <text:p/>
        </draw:line>
        <draw:line draw:style-name="gr2" draw:text-style-name="P1" draw:layer="layout" svg:x1="19.034cm" svg:y1="13.319cm" svg:x2="19.034cm" svg:y2="10.017cm">
          <text:p/>
        </draw:line>
        <draw:custom-shape draw:style-name="gr3" draw:text-style-name="P1" draw:layer="layout" svg:width="0.635cm" svg:height="0.635cm" svg:x="4.048cm" svg:y="17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2.047cm" svg:height="0.725cm" svg:x="4.556cm" svg:y="17.801cm">
          <draw:text-box>
            <text:p text:style-name="P2"><text:span text:style-name="T1">T=300 s</text:span></text:p>
          </draw:text-box>
        </draw:frame>
        <draw:frame draw:style-name="gr4" draw:text-style-name="P2" draw:layer="layout" svg:width="2.047cm" svg:height="0.725cm" svg:x="12.049cm" svg:y="8.874cm">
          <draw:text-box>
            <text:p text:style-name="P2"><text:span text:style-name="T1">T=600 s</text:span></text:p>
          </draw:text-box>
        </draw:frame>
        <draw:frame draw:style-name="gr4" draw:text-style-name="P2" draw:layer="layout" svg:width="2.047cm" svg:height="0.725cm" svg:x="3.159cm" svg:y="9.255cm">
          <draw:text-box>
            <text:p text:style-name="P2"><text:span text:style-name="T1">T=900 s</text:span></text:p>
          </draw:text-box>
        </draw:frame>
        <draw:frame draw:style-name="gr4" draw:text-style-name="P2" draw:layer="layout" svg:width="1.81cm" svg:height="0.725cm" svg:x="1.747cm" svg:y="16.023cm">
          <draw:text-box>
            <text:p text:style-name="P2"><text:span text:style-name="T1">T=60 s</text:span></text:p>
          </draw:text-box>
        </draw:frame>
        <draw:frame draw:style-name="gr4" draw:text-style-name="P2" draw:layer="layout" svg:width="2.047cm" svg:height="0.725cm" svg:x="17.938cm" svg:y="9.102cm">
          <draw:text-box>
            <text:p text:style-name="P2"><text:span text:style-name="T1">T=650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31T06:18:42</meta:creation-date>
    <dc:date>2012-10-31T08:25:18</dc:date>
    <dc:creator>mnobrega </dc:creator>
    <meta:editing-duration>PT1H51M26S</meta:editing-duration>
    <meta:editing-cycles>2</meta:editing-cycles>
    <meta:generator>LibreOffice/3.5$Linux_X86_64 LibreOffice_project/350m1$Build-2</meta:generator>
    <meta:document-statistic meta:object-count="19"/>
  </office:meta>
</office:document-meta>
</file>